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start"/>
      <style:text-properties style:font-name="Courier New" fo:font-size="12pt" style:font-size-asian="12pt" style:font-size-complex="12pt"/>
    </style:style>
    <style:style style:name="P2" style:family="paragraph">
      <style:paragraph-properties fo:text-align="center"/>
      <style:text-properties style:font-name="Courier New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508cm" svg:x="4.305cm" svg:y="2.651cm">
          <text:p text:style-name="P1"><text:span text:style-name="T1">num: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4.305cm" svg:y="3.1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8.405cm" svg:y="1.251cm">
          <text:p text:style-name="P1"><text:span text:style-name="T1">num: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8.405cm" svg:y="1.7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2.005cm" svg:y="2.651cm">
          <text:p text:style-name="P1"><text:span text:style-name="T1">num: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2.005cm" svg:y="3.1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.105cm" svg:y="4.851cm">
          <text:p text:style-name="P1"><text:span text:style-name="T1">num: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.105cm" svg:y="5.3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4.805cm" svg:y="4.851cm">
          <text:p text:style-name="P1"><text:span text:style-name="T1">num: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4.805cm" svg:y="5.3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4.305cm" svg:y="9.451cm">
          <text:p text:style-name="P1"><text:span text:style-name="T1">num: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4.305cm" svg:y="9.9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8.405cm" svg:y="11.251cm">
          <text:p text:style-name="P1"><text:span text:style-name="T1">num: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8.405cm" svg:y="11.7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2.805cm" svg:y="9.451cm">
          <text:p text:style-name="P1"><text:span text:style-name="T1">num: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2.805cm" svg:y="9.9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.105cm" svg:y="7.251cm">
          <text:p text:style-name="P1"><text:span text:style-name="T1">num: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.105cm" svg:y="7.7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5.805cm" svg:y="7.051cm">
          <text:p text:style-name="P1"><text:span text:style-name="T1">num: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5.805cm" svg:y="7.551cm">
          <text:p text:style-name="P1"><text:span text:style-name="T1">adj: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03cm" svg:height="0.203cm" svg:x="5.826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523cm" svg:height="2.285cm" draw:transform="rotate (-1.5707963267949) translate (5.953cm 3.413cm)" svg:viewBox="0 0 1524 2286" svg:d="M0 0c762 0 1524 2286 1524 2286">
          <text:p/>
        </draw:path>
        <draw:custom-shape draw:style-name="gr2" draw:text-style-name="P3" draw:layer="layout" svg:width="0.203cm" svg:height="0.203cm" svg:x="2.526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203cm" svg:height="0.203cm" svg:x="2.826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275cm" svg:height="1.294cm" draw:transform="rotate (1.40568817955623) translate (2.651cm 5.572cm)" svg:viewBox="0 0 2276 1295" svg:d="M0 0c1545 0 2276 1295 2276 1295">
          <text:p/>
        </draw:path>
        <draw:path draw:style-name="gr3" draw:text-style-name="P3" draw:layer="layout" svg:width="1.416cm" svg:height="0.855cm" draw:transform="rotate (-0.950506310636112) translate (2.905cm 5.572cm)" svg:viewBox="0 0 1417 856" svg:d="M0 0c1092 0 1417 856 1417 856">
          <text:p/>
        </draw:path>
        <draw:custom-shape draw:style-name="gr2" draw:text-style-name="P3" draw:layer="layout" svg:width="0.203cm" svg:height="0.203cm" svg:x="16.126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203cm" svg:height="0.203cm" svg:x="16.426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203cm" svg:height="0.203cm" svg:x="16.726cm" svg:y="5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371cm" svg:height="0.674cm" draw:transform="rotate (-1.03044239037745) translate (16.7750000022455cm 5.57199999865293cm)" svg:viewBox="0 0 1372 675" svg:d="M0 0c741 0 1372 675 1372 675">
          <text:p/>
        </draw:path>
        <draw:path draw:style-name="gr3" draw:text-style-name="P3" draw:layer="layout" svg:width="7.853cm" svg:height="0.872cm" draw:transform="rotate (-2.46684836476878) translate (17.0391565920134cm 6.38044106496092cm)" svg:viewBox="0 0 7854 873" svg:d="M0 873c4879 0 7854-873 7854-873">
          <text:p/>
        </draw:path>
        <draw:custom-shape draw:style-name="gr2" draw:text-style-name="P3" draw:layer="layout" svg:width="0.203cm" svg:height="0.203cm" svg:x="2.426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02cm" svg:height="0.757cm" draw:transform="rotate (1.21195663258486) translate (1.81407951022012cm 7.7187239225396cm)" svg:viewBox="0 0 2021 758" svg:d="M0 758c1085 0 2021-758 2021-758">
          <text:p/>
        </draw:path>
        <draw:custom-shape draw:style-name="gr2" draw:text-style-name="P3" draw:layer="layout" svg:width="0.203cm" svg:height="0.203cm" svg:x="5.623cm" svg:y="10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6.929cm" svg:height="7.602cm" draw:transform="rotate (1.33395514729927) translate (5.699cm 10.271cm)" svg:viewBox="0 0 6930 7603" svg:d="M0 0c3789 0 6930 7603 6930 7603">
          <text:p/>
        </draw:path>
        <draw:custom-shape draw:style-name="gr2" draw:text-style-name="P3" draw:layer="layout" svg:width="0.203cm" svg:height="0.203cm" svg:x="17.126cm" svg:y="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203cm" svg:height="0.203cm" svg:x="17.426cm" svg:y="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27cm" svg:height="0.688cm" draw:transform="rotate (1.35210657152001) translate (16.8376109929318cm 7.70856553760758cm)" svg:viewBox="0 0 1928 689" svg:d="M0 689c1171 0 1928-689 1928-689">
          <text:p/>
        </draw:path>
        <draw:path draw:style-name="gr3" draw:text-style-name="P3" draw:layer="layout" svg:width="2.533cm" svg:height="1.739cm" draw:transform="rotate (-1.63729337129588) translate (17.256cm 7.858cm)" svg:viewBox="0 0 2534 1740" svg:d="M0 0c1909 0 2534 1740 2534 1740">
          <text:p/>
        </draw:path>
        <draw:path draw:style-name="gr3" draw:text-style-name="P3" draw:layer="layout" svg:width="9.664cm" svg:height="3.225cm" draw:transform="skewX (1.19463878928902E-016) rotate (-2.42269153469333) translate (16.24cm 5.699cm)" svg:viewBox="0 0 9665 3226" svg:d="M0 0c5400 0 9665 3226 9665 3226">
          <text:p/>
        </draw:path>
        <draw:custom-shape draw:style-name="gr2" draw:text-style-name="P3" draw:layer="layout" svg:width="0.203cm" svg:height="0.203cm" svg:x="9.72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7.98cm" svg:height="1.667cm" draw:transform="rotate (1.12399203828435) translate (9.763cm 12.049cm)" svg:viewBox="0 0 7981 1668" svg:d="M0 0c6760 0 7981 1668 7981 1668">
          <text:p/>
        </draw:path>
        <draw:custom-shape draw:style-name="gr2" draw:text-style-name="P3" draw:layer="layout" svg:width="0.203cm" svg:height="0.203cm" svg:x="14.123cm" svg:y="10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529cm" svg:height="0.762cm" draw:transform="rotate (1.24913214565234) translate (14.208cm 10.144cm)" svg:viewBox="0 0 2530 763" svg:d="M0 0c1606 0 2530 763 2530 76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2:35:10.405232000</meta:creation-date>
    <dc:date>2015-10-22T12:51:56.306149000</dc:date>
    <meta:editing-duration>PT1M5S</meta:editing-duration>
    <meta:editing-cycles>1</meta:editing-cycles>
    <meta:document-statistic meta:object-count="44"/>
    <meta:generator>LibreOffice/4.2.8.2$MacOSX_x86 LibreOffice_project/48d50dbfc06349262c9d50868e5c1f630a573ebd</meta:generator>
  </office:meta>
</office:document-meta>
</file>